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] Reactor Summary for Pulsar 2.8.0-SNAPSHOT:</text:p>
      <text:p text:style-name="Standard">[INFO] </text:p>
      <text:p text:style-name="Standard">[INFO] Pulsar Build Tools ................................. SUCCESS [ <text:s/>5.169 s]</text:p>
      <text:p text:style-name="Standard">[INFO] Pulsar ............................................. SUCCESS [ <text:s/>6.908 s]</text:p>
      <text:p text:style-name="Standard">[INFO] Pulsar Test Mocks .................................. SUCCESS [ <text:s/>1.486 s]</text:p>
      <text:p text:style-name="Standard">[INFO] Pulsar Client :: API ............................... SUCCESS [ <text:s/>1.068 s]</text:p>
      <text:p text:style-name="Standard">[INFO] Pulsar Common ...................................... SUCCESS [ 30.713 s]</text:p>
      <text:p text:style-name="Standard">[INFO] Pulsar Metadata .................................... SUCCESS [01:04 min]</text:p>
      <text:p text:style-name="Standard">[INFO] Managed Ledger ..................................... SUCCESS [01:24 min]</text:p>
      <text:p text:style-name="Standard">[INFO] Apache Pulsar :: Jclouds shaded .................... SUCCESS [ <text:s/>0.500 s]</text:p>
      <text:p text:style-name="Standard">[INFO] Apache Pulsar :: Tiered Storage :: Parent .......... SUCCESS [ <text:s/>0.231 s]</text:p>
      <text:p text:style-name="Standard">[INFO] Apache Pulsar :: Tiered Storage :: JCloud .......... SUCCESS [ 24.131 s]</text:p>
      <text:p text:style-name="Standard">[INFO] Apache Pulsar :: Tiered Storage :: File System ..... SUCCESS [ <text:s/>9.378 s]</text:p>
      <text:p text:style-name="Standard">[INFO] Pulsar ZooKeeper Utils ............................. SUCCESS [ 14.866 s]</text:p>
      <text:p text:style-name="Standard">[INFO] pulsar-broker-common ............................... SUCCESS [ 17.128 s]</text:p>
      <text:p text:style-name="Standard">[INFO] Pulsar Transaction :: Parent ....................... SUCCESS [ <text:s/>0.431 s]</text:p>
      <text:p text:style-name="Standard">[INFO] Pulsar Transaction :: Common ....................... SUCCESS [ <text:s/>0.598 s]</text:p>
      <text:p text:style-name="Standard">[INFO] Apache Pulsar :: Bouncy Castle :: Parent ........... SUCCESS [ <text:s/>0.134 s]</text:p>
      <text:p text:style-name="Standard">[INFO] Apache Pulsar :: Bouncy Castle :: BC ............... SUCCESS [ <text:s/>0.477 s]</text:p>
      <text:p text:style-name="Standard">[INFO] pulsar-client-messagecrypto-bc ..................... SUCCESS [ <text:s/>0.364 s]</text:p>
      <text:p text:style-name="Standard">[INFO] Pulsar Functions :: Parent ......................... SUCCESS [ <text:s/>0.140 s]</text:p>
      <text:p text:style-name="Standard">[INFO] Pulsar Functions :: Proto .......................... SUCCESS [ <text:s/>4.166 s]</text:p>
      <text:p text:style-name="Standard">[INFO] Pulsar Client Java ................................. FAILURE [ 20.055 s]</text:p>
      <text:p text:style-name="Standard">[INFO] Pulsar Discovery Service WAR ....................... SUCCESS [ 10.708 s]</text:p>
      <text:p text:style-name="Standard">[INFO] Pulsar WebSocket ................................... SUCCESS [ 25.046 s]</text:p>
      <text:p text:style-name="Standard">[INFO] Pulsar Client Admin :: API ......................... SUCCESS [ <text:s/>0.697 s]</text:p>
      <text:p text:style-name="Standard">[INFO] Apache Pulsar :: Package Management ................ SUCCESS [ <text:s/>0.127 s]</text:p>
      <text:p text:style-name="Standard">[INFO] Apache Pulsar :: Package Management :: Core ........ SUCCESS [ <text:s/>3.458 s]</text:p>
      <text:p text:style-name="Standard">[INFO] Pulsar Client Admin Original ....................... SUCCESS [ <text:s/>3.864 s]</text:p>
      <text:p text:style-name="Standard">[INFO] Pulsar Functions :: API ............................ SUCCESS [ <text:s/>2.390 s]</text:p>
      <text:p text:style-name="Standard">[INFO] Pulsar IO :: Parent ................................ SUCCESS [ <text:s/>0.122 s]</text:p>
      <text:p text:style-name="Standard">[INFO] Pulsar IO :: IO .................................... SUCCESS [ <text:s/>4.148 s]</text:p>
      <text:p text:style-name="Standard">[INFO] Pulsar IO :: Batch Discovery Triggerers ............ SUCCESS [ <text:s/>0.525 s]</text:p>
      <text:p text:style-name="Standard">[INFO] pulsar-config-validation ........................... SUCCESS [ <text:s/>2.973 s]</text:p>
      <text:p text:style-name="Standard">[INFO] Pulsar Functions :: Utils .......................... SUCCESS [ 10.593 s]</text:p>
      <text:p text:style-name="Standard">[INFO] Pulsar Functions :: Secrets ........................ SUCCESS [ <text:s/>4.310 s]</text:p>
      <text:p text:style-name="Standard">[INFO] Pulsar Functions :: Instance ....................... SUCCESS [ 12.027 s]</text:p>
      <text:p text:style-name="Standard">[INFO] Pulsar Functions :: Runtime ........................ SUCCESS [ 14.037 s]</text:p>
      <text:p text:style-name="Standard">[INFO] Pulsar IO :: Cassandra ............................. SUCCESS [ <text:s/>0.739 s]</text:p>
      <text:p text:style-name="Standard">[INFO] Pulsar IO :: IO Common ............................. SUCCESS [ <text:s/>2.868 s]</text:p>
      <text:p text:style-name="Standard">[INFO] Pulsar IO :: Twitter ............................... SUCCESS [ <text:s/>3.084 s]</text:p>
      <text:p text:style-name="Standard">[INFO] Pulsar Functions :: API Examples ................... SUCCESS [ <text:s/>0.513 s]</text:p>
      <text:p text:style-name="Standard">[INFO] Pulsar Functions :: Worker ......................... FAILURE [ <text:s/>3.097 s]</text:p>
      <text:p text:style-name="Standard">[INFO] Pulsar Functions :: Local Runner original .......... SUCCESS [ <text:s/>1.708 s]</text:p>
      <text:p text:style-name="Standard">[INFO] Pulsar IO :: Batch Data Generator .................. SUCCESS [ <text:s/>1.466 s]</text:p>
      <text:p text:style-name="Standard">[INFO] Pulsar IO :: Data Generator ........................ SUCCESS [ <text:s/>0.415 s]</text:p>
      <text:p text:style-name="Standard">[INFO] Pulsar Transaction :: Coordinator .................. SUCCESS [ <text:s/>7.293 s]</text:p>
      <text:p text:style-name="Standard">[INFO] Pulsar Broker ...................................... FAILURE [ <text:s/>7.339 s]</text:p>
      <text:p text:style-name="Standard">[INFO] Pulsar Shaded Broker ............................... SUCCESS [ <text:s/>1.106 s]</text:p>
      <text:p text:style-name="Standard"><text:soft-page-break/>[INFO] Pulsar Client Java ................................. SUCCESS [ <text:s/>0.286 s]</text:p>
      <text:p text:style-name="Standard">[INFO] Pulsar Client 1.x Compatibility Base ............... SUCCESS [ <text:s/>0.109 s]</text:p>
      <text:p text:style-name="Standard">[INFO] Pulsar Client 2.x Shaded API ....................... SUCCESS [ <text:s/>0.240 s]</text:p>
      <text:p text:style-name="Standard">[INFO] Pulsar Client 1.x Compatibility API ................ FAILURE [ <text:s/>0.510 s]</text:p>
      <text:p text:style-name="Standard">[INFO] Pulsar Client Admin ................................ SUCCESS [ <text:s/>0.271 s]</text:p>
      <text:p text:style-name="Standard">[INFO] Pulsar Client Tools ................................ SUCCESS [ 12.204 s]</text:p>
      <text:p text:style-name="Standard">[INFO] Pulsar Client Tools Test ........................... FAILURE [ 12.079 s]</text:p>
      <text:p text:style-name="Standard">[INFO] Pulsar Client All .................................. SUCCESS [ <text:s/>0.755 s]</text:p>
      <text:p text:style-name="Standard">[INFO] Pulsar Proxy ....................................... FAILURE [ 10.529 s]</text:p>
      <text:p text:style-name="Standard">[INFO] Pulsar Test Client ................................. FAILURE [ <text:s/>6.911 s]</text:p>
      <text:p text:style-name="Standard">[INFO] pulsar-broker-auth-athenz .......................... SUCCESS [ <text:s/>5.193 s]</text:p>
      <text:p text:style-name="Standard">[INFO] pulsar-client-auth-athenz .......................... SUCCESS [ <text:s/>3.765 s]</text:p>
      <text:p text:style-name="Standard">[INFO] pulsar-zookeeper ................................... SUCCESS [ <text:s/>0.899 s]</text:p>
      <text:p text:style-name="Standard">[INFO] Pulsar SQL :: Parent ............................... SUCCESS [ <text:s/>0.095 s]</text:p>
      <text:p text:style-name="Standard">[INFO] Pulsar SQL :: Pulsar Presto Connector Packaging .... FAILURE [01:13 min]</text:p>
      <text:p text:style-name="Standard">[INFO] Pulsar SQL :: Pulsar Presto Connector .............. SUCCESS [ <text:s/>0.897 s]</text:p>
      <text:p text:style-name="Standard">[INFO] Pulsar SQL :: Pulsar Presto Distribution ........... SUCCESS [ <text:s/>1.864 s]</text:p>
      <text:p text:style-name="Standard">[INFO] Apache Pulsar :: Docker Images ..................... SUCCESS [ <text:s/>0.115 s]</text:p>
      <text:p text:style-name="Standard">[INFO] Apache Pulsar :: Docker Images :: Pulsar Dashboard . SUCCESS [ <text:s/>0.089 s]</text:p>
      <text:p text:style-name="Standard">[INFO] pulsar-client-auth-sasl ............................ SUCCESS [ <text:s/>0.513 s]</text:p>
      <text:p text:style-name="Standard">[INFO] pulsar-broker-auth-sasl ............................ FAILURE [ <text:s/>8.862 s]</text:p>
      <text:p text:style-name="Standard">[INFO] Pulsar Functions :: Runtime All .................... SUCCESS [ <text:s/>0.434 s]</text:p>
      <text:p text:style-name="Standard">[INFO] Pulsar Functions :: Local Runner Shaded ............ SUCCESS [ <text:s/>0.801 s]</text:p>
      <text:p text:style-name="Standard">[INFO] Pulsar IO :: Aerospike ............................. SUCCESS [ <text:s/>0.351 s]</text:p>
      <text:p text:style-name="Standard">[INFO] Pulsar IO :: Canal ................................. SUCCESS [ <text:s/>0.557 s]</text:p>
      <text:p text:style-name="Standard">[INFO] Apache Pulsar :: Kafka Connect Avro Converter shaded SUCCESS [ <text:s/>0.259 s]</text:p>
      <text:p text:style-name="Standard">[INFO] Pulsar IO :: Kafka Connect Adaptor ................. FAILURE [ <text:s/>1.203 s]</text:p>
      <text:p text:style-name="Standard">[INFO] Pulsar IO :: Debezium .............................. SUCCESS [ <text:s/>0.125 s]</text:p>
      <text:p text:style-name="Standard">[INFO] Pulsar IO :: Debezium :: Core ...................... FAILURE [ <text:s/>5.070 s]</text:p>
      <text:p text:style-name="Standard">[INFO] Pulsar IO :: Debezium :: mongodb ................... SUCCESS [ <text:s/>0.733 s]</text:p>
      <text:p text:style-name="Standard">[INFO] Pulsar IO :: Debezium :: mysql ..................... SUCCESS [ <text:s/>0.536 s]</text:p>
      <text:p text:style-name="Standard">[INFO] Pulsar IO :: Debezium :: postgres .................. SUCCESS [ <text:s/>0.552 s]</text:p>
      <text:p text:style-name="Standard">[INFO] Pulsar IO :: IO AWS ................................ SUCCESS [ <text:s/>0.510 s]</text:p>
      <text:p text:style-name="Standard">[INFO] Pulsar IO :: DynamoDB .............................. SUCCESS [ <text:s/>3.158 s]</text:p>
      <text:p text:style-name="Standard">[INFO] Pulsar IO :: ElasticSearch ......................... SUCCESS [ <text:s/>4.406 s]</text:p>
      <text:p text:style-name="Standard">[INFO] Pulsar IO :: File .................................. SUCCESS [01:23 min]</text:p>
      <text:p text:style-name="Standard">[INFO] Pulsar IO :: Flume ................................. SUCCESS [ 22.247 s]</text:p>
      <text:p text:style-name="Standard">[INFO] Pulsar IO :: Hbase ................................. SUCCESS [ <text:s/>7.117 s]</text:p>
      <text:p text:style-name="Standard">[INFO] Pulsar IO :: Hdfs2 ................................. FAILURE [ <text:s/>5.485 s]</text:p>
      <text:p text:style-name="Standard">[INFO] Pulsar IO :: Hdfs3 ................................. SUCCESS [ <text:s/>6.902 s]</text:p>
      <text:p text:style-name="Standard">[INFO] Pulsar IO :: InfluxDB .............................. FAILURE [ <text:s/>5.458 s]</text:p>
      <text:p text:style-name="Standard">[INFO] Pulsar IO :: Jdbc .................................. SUCCESS [ <text:s/>0.149 s]</text:p>
      <text:p text:style-name="Standard">[INFO] Pulsar IO :: Jdbc :: Core .......................... SUCCESS [ <text:s/>0.497 s]</text:p>
      <text:p text:style-name="Standard">[INFO] Pulsar IO :: Jdbc :: ClickHouse .................... SUCCESS [ <text:s/>0.318 s]</text:p>
      <text:p text:style-name="Standard">[INFO] Pulsar IO :: Jdbc :: Mariadb ....................... SUCCESS [ <text:s/>0.341 s]</text:p>
      <text:p text:style-name="Standard">[INFO] Pulsar IO :: Jdbc :: Postgres ...................... SUCCESS [ <text:s/>0.339 s]</text:p>
      <text:p text:style-name="Standard">[INFO] Pulsar IO :: Jdbc :: Sqlite ........................ SUCCESS [ <text:s/>5.223 s]</text:p>
      <text:p text:style-name="Standard">[INFO] Pulsar IO :: Kafka ................................. SUCCESS [ <text:s/>8.134 s]</text:p>
      <text:p text:style-name="Standard">[INFO] Pulsar IO :: Kafka Connect Adaptor NAR ............. SUCCESS [ <text:s/>0.448 s]</text:p>
      <text:p text:style-name="Standard"><text:soft-page-break/>[INFO] Pulsar IO :: Kinesis ............................... SUCCESS [ <text:s/>6.946 s]</text:p>
      <text:p text:style-name="Standard">[INFO] Pulsar IO :: MongoDB ............................... SUCCESS [ 10.765 s]</text:p>
      <text:p text:style-name="Standard">[INFO] Pulsar IO :: Netty ................................. SUCCESS [ <text:s/>5.397 s]</text:p>
      <text:p text:style-name="Standard">[INFO] Pulsar IO :: NSQ ................................... FAILURE [ <text:s/>2.683 s]</text:p>
      <text:p text:style-name="Standard">[INFO] Pulsar IO :: RabbitMQ .............................. SUCCESS [ 12.573 s]</text:p>
      <text:p text:style-name="Standard">[INFO] Pulsar IO :: Redis ................................. FAILURE [ <text:s/>4.256 s]</text:p>
      <text:p text:style-name="Standard">[INFO] Pulsar IO :: Solr .................................. FAILURE [ <text:s/>5.150 s]</text:p>
      <text:p text:style-name="Standard">[INFO] Pulsar IO :: Docs .................................. SUCCESS [ <text:s/>2.749 s]</text:p>
      <text:p text:style-name="Standard">[INFO] Apache Pulsar :: Bouncy Castle :: BC-FIPS .......... SUCCESS [ <text:s/>0.866 s]</text:p>
      <text:p text:style-name="Standard">[INFO] Pulsar Bouncy Castle FIPS Test ..................... FAILURE [ <text:s/>3.869 s]</text:p>
      <text:p text:style-name="Standard">[INFO] Apache Pulsar :: Package Management :: BookKeeper Storage SUCCESS [ 16.684 s]</text:p>
      <text:p text:style-name="Standard">[INFO] Pulsar :: Distribution ............................. SUCCESS [ <text:s/>0.301 s]</text:p>
      <text:p text:style-name="Standard">[INFO] Pulsar :: Distribution :: IO ....................... SUCCESS [ <text:s/>1.590 s]</text:p>
      <text:p text:style-name="Standard">[INFO] Pulsar :: Distribution :: Offloader ................ SUCCESS [ <text:s/>0.327 s]</text:p>
      <text:p text:style-name="Standard">[INFO] Pulsar :: Distribution :: Server ................... SUCCESS [ <text:s/>1.942 s]</text:p>
      <text:p text:style-name="Standard">[INFO] Apache Pulsar :: Docker Images :: Pulsar Latest Version SUCCESS [ <text:s/>0.412 s]</text:p>
      <text:p text:style-name="Standard">[INFO] Apache Pulsar :: Docker Images :: Grafana .......... SUCCESS [ <text:s/>0.212 s]</text:p>
      <text:p text:style-name="Standard">[INFO] Apache Pulsar :: Docker Images :: Pulsar Latest Version (Include All Components) SUCCESS [ <text:s/>3.752 s]</text:p>
      <text:p text:style-name="Standard">[INFO] Apache Pulsar :: Docker Images :: Pulsar Standalone <text:s/>SUCCESS [ <text:s/>0.136 s]</text:p>
      <text:p text:style-name="Standard">[INFO] Apache Pulsar :: Tests ............................. SUCCESS [ <text:s/>0.087 s]</text:p>
      <text:p text:style-name="Standard">[INFO] Apache Pulsar :: Tests :: Docker Images ............ SUCCESS [ <text:s/>0.104 s]</text:p>
      <text:p text:style-name="Standard">[INFO] Apache Pulsar :: Tests :: Docker Images :: Java Test Functions SUCCESS [ <text:s/>0.433 s]</text:p>
      <text:p text:style-name="Standard">[INFO] Apache Pulsar :: Tests :: Docker Images :: Latest Version Testing SUCCESS [ <text:s/>0.118 s]</text:p>
      <text:p text:style-name="Standard">[INFO] Apache Pulsar :: Tests :: Docker Images :: Java Test Image SUCCESS [ <text:s/>0.091 s]</text:p>
      <text:p text:style-name="Standard">[INFO] Apache Pulsar :: Tests :: Integration .............. SUCCESS [ <text:s/>3.089 s]</text:p>
      <text:p text:style-name="Standard">[INFO] Apache Pulsar :: Tests :: Backwards Client Compatibility 2.0.0-rc1-incubating SUCCESS [ <text:s/>0.438 s]</text:p>
      <text:p text:style-name="Standard">[INFO] Apache Pulsar :: Tests :: Backwards Client Compatibility 2.0.1-incubating SUCCESS [ <text:s/>0.408 s]</text:p>
      <text:p text:style-name="Standard">[INFO] Apache Pulsar :: Tests :: Backwards Client Compatibility 2.6.0 SUCCESS [ <text:s/>1.059 s]</text:p>
      <text:p text:style-name="Standard">[INFO] Apache Pulsar :: Tests :: Pulsar-Client-All-Shade Test FAILURE [ <text:s/>0.459 s]</text:p>
      <text:p text:style-name="Standard">[INFO] Apache Pulsar :: Tests :: Pulsar-Client-Shade Test . FAILURE [ <text:s/>0.386 s]</text:p>
      <text:p text:style-name="Standard">[INFO] Apache Pulsar :: Tests :: Pulsar-Client-Admin-Shade Test FAILURE [ <text:s/>0.397 s]</text:p>
      <text:p text:style-name="Standard">[INFO] ------------------------------------------------------------------------</text:p>
      <text:p text:style-name="Standard">[INFO] BUILD FAILURE</text:p>
      <text:p text:style-name="Standard">[INFO] ------------------------------------------------------------------------</text:p>
      <text:p text:style-name="Standard">[INFO] Total time: <text:s/>13:26 min</text:p>
      <text:p text:style-name="Standard">[INFO] Finished at: 2021-05-25T22:26:07-05:00</text:p>
      <text:p text:style-name="Standard">[INFO] ------------------------------------------------------------------------</text:p>
      <text:p text:style-name="Standard">[ERROR] Failed to execute goal org.apache.maven.plugins:maven-surefire-plugin:3.0.0-M3:test (default-test) on project pulsar-client-original: There are test failures.</text:p>
      <text:p text:style-name="Standard">[ERROR] </text:p>
      <text:p text:style-name="Standard">[ERROR] Please refer to /home/mostafij/Desktop/Github/pulsar/pulsar-clien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<text:soft-page-break/>[ERROR] Failed to execute goal org.apache.maven.plugins:maven-dependency-plugin:3.1.2:copy (copy-pulsar-io-connectors) on project pulsar-functions-worker: Artifact has not been packaged yet. When used on reactor artifact, copy should be executed after packaging: see MDEP-187. -&gt; [Help 2]</text:p>
      <text:p text:style-name="Standard">[ERROR] Failed to execute goal org.apache.maven.plugins:maven-dependency-plugin:3.1.2:copy (copy-pulsar-io-connectors) on project pulsar-broker: Artifact has not been packaged yet. When used on reactor artifact, copy should be executed after packaging: see MDEP-187. -&gt; [Help 2]</text:p>
      <text:p text:style-name="Standard">[ERROR] Failed to execute goal org.apache.maven.plugins:maven-compiler-plugin:3.8.1:compile (default-compile) on project pulsar-client-1x: Compilation failure: Compilation failure: </text:p>
      <text:p text:style-name="Standard">[ERROR] /home/mostafij/Desktop/Github/pulsar/pulsar-client-1x-base/pulsar-client-1x/src/main/java/org/apache/pulsar/client/impl/v1/ReaderV1Impl.java:[31,56] package org.apache.pulsar.shade.client.api.v2 does not exist</text:p>
      <text:p text:style-name="Standard">[ERROR] /home/mostafij/Desktop/Github/pulsar/pulsar-client-1x-base/pulsar-client-1x/src/main/java/org/apache/pulsar/client/impl/v1/ReaderV1Impl.java:[33,62] package org.apache.pulsar.shade.client.api.v2 does not exist</text:p>
      <text:p text:style-name="Standard">[ERROR] /home/mostafij/Desktop/Github/pulsar/pulsar-client-1x-base/pulsar-client-1x/src/main/java/org/apache/pulsar/client/impl/v1/ConsumerV1Impl.java:[32,56] package org.apache.pulsar.shade.client.api.v2 does not exist</text:p>
      <text:p text:style-name="Standard">[ERROR] /home/mostafij/Desktop/Github/pulsar/pulsar-client-1x-base/pulsar-client-1x/src/main/java/org/apache/pulsar/client/impl/v1/ConsumerV1Impl.java:[34,64] package org.apache.pulsar.shade.client.api.v2 does not exist</text:p>
      <text:p text:style-name="Standard">[ERROR] -&gt; [Help 1]</text:p>
      <text:p text:style-name="Standard">[ERROR] Failed to execute goal org.apache.maven.plugins:maven-surefire-plugin:3.0.0-M3:test (default-test) on project pulsar-client-tools-test: There are test failures.</text:p>
      <text:p text:style-name="Standard">[ERROR] </text:p>
      <text:p text:style-name="Standard">[ERROR] Please refer to /home/mostafij/Desktop/Github/pulsar/pulsar-client-tools-tes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proxy: There are test failures.</text:p>
      <text:p text:style-name="Standard">[ERROR] </text:p>
      <text:p text:style-name="Standard">[ERROR] Please refer to /home/mostafij/Desktop/Github/pulsar/pulsar-proxy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testclient: There are test failures.</text:p>
      <text:p text:style-name="Standard">[ERROR] </text:p>
      <text:p text:style-name="Standard">[ERROR] Please refer to /home/mostafij/Desktop/Github/pulsar/pulsar-testclien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presto-connector-original: There are test failures.</text:p>
      <text:p text:style-name="Standard">[ERROR] </text:p>
      <text:p text:style-name="Standard"><text:soft-page-break/>[ERROR] Please refer to /home/mostafij/Desktop/Github/pulsar/pulsar-sql/presto-pulsar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broker-auth-sasl: There are test failures.</text:p>
      <text:p text:style-name="Standard">[ERROR] </text:p>
      <text:p text:style-name="Standard">[ERROR] Please refer to /home/mostafij/Desktop/Github/pulsar/pulsar-broker-auth-sasl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compiler-plugin:3.8.1:compile (default-compile) on project pulsar-io-kafka-connect-adaptor: Compilation failure: Compilation failure: </text:p>
      <text:p text:style-name="Standard">[ERROR] /home/mostafij/Desktop/Github/pulsar/pulsar-io/kafka-connect-adaptor/src/main/java/org/apache/pulsar/io/kafka/connect/KafkaConnectSource.java:[32,63] package org.apache.pulsar.kafka.shade.io.confluent.connect.avro does not exist</text:p>
      <text:p text:style-name="Standard">[ERROR] /home/mostafij/Desktop/Github/pulsar/pulsar-io/kafka-connect-adaptor/src/main/java/org/apache/pulsar/io/kafka/connect/AbstractKafkaConnectSource.java:[33,63] package org.apache.pulsar.kafka.shade.io.confluent.connect.avro does not exist</text:p>
      <text:p text:style-name="Standard">[ERROR] /home/mostafij/Desktop/Github/pulsar/pulsar-io/kafka-connect-adaptor/src/main/java/org/apache/pulsar/io/kafka/connect/AbstractKafkaConnectSource.java:[34,78] package org.apache.pulsar.kafka.shade.io.confluent.kafka.schemaregistry.client does not exist</text:p>
      <text:p text:style-name="Standard">[ERROR] /home/mostafij/Desktop/Github/pulsar/pulsar-io/kafka-connect-adaptor/src/main/java/org/apache/pulsar/io/kafka/connect/AbstractKafkaConnectSource.java:[35,68] package org.apache.pulsar.kafka.shade.io.confluent.kafka.serializers does not exist</text:p>
      <text:p text:style-name="Standard">[ERROR] /home/mostafij/Desktop/Github/pulsar/pulsar-io/kafka-connect-adaptor/src/main/java/org/apache/pulsar/io/kafka/connect/schema/KafkaSchemaWrappedSchema.java:[42,71] package org.apache.pulsar.kafka.shade.avro does not exist</text:p>
      <text:p text:style-name="Standard">[ERROR] -&gt; [Help 1]</text:p>
      <text:p text:style-name="Standard">[ERROR] Failed to execute goal org.apache.maven.plugins:maven-surefire-plugin:3.0.0-M3:test (default-test) on project pulsar-io-debezium-core: There are test failures.</text:p>
      <text:p text:style-name="Standard">[ERROR] </text:p>
      <text:p text:style-name="Standard">[ERROR] Please refer to /home/mostafij/Desktop/Github/pulsar/pulsar-io/debezium/core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surefire-plugin:3.0.0-M3:test (default-test) on project pulsar-io-hdfs2: There are test failures.</text:p>
      <text:p text:style-name="Standard">[ERROR] </text:p>
      <text:p text:style-name="Standard">[ERROR] Please refer to /home/mostafij/Desktop/Github/pulsar/pulsar-io/hdfs2/target/surefire-reports for the individual test results.</text:p>
      <text:p text:style-name="Standard">[ERROR] Please refer to dump files (if any exist) [date].dump, [date]-jvmRun[N].dump and [date].dumpstream.</text:p>
      <text:p text:style-name="Standard">[ERROR] ExecutionException There was an error in the forked process</text:p>
      <text:p text:style-name="Standard">[ERROR] org/apache/commons/lang3/ThreadUtils</text:p>
      <text:p text:style-name="Standard"><text:soft-page-break/>[ERROR] org.apache.maven.surefire.booter.SurefireBooterForkException: ExecutionException There was an error in the forked process</text:p>
      <text:p text:style-name="Standard">[ERROR] org/apache/commons/lang3/ThreadUtils</text:p>
      <text:p text:style-name="Standard">[ERROR] <text:tab/>at org.apache.maven.plugin.surefire.booterclient.ForkStarter.awaitResultsDone(ForkStarter.java:511)</text:p>
      <text:p text:style-name="Standard">[ERROR] <text:tab/>at org.apache.maven.plugin.surefire.booterclient.ForkStarter.runSuitesForkOnceMultiple(ForkStarter.java:383)</text:p>
      <text:p text:style-name="Standard">[ERROR] <text:tab/>at org.apache.maven.plugin.surefire.booterclient.ForkStarter.run(ForkStarter.java:298)</text:p>
      <text:p text:style-name="Standard">[ERROR] <text:tab/>at org.apache.maven.plugin.surefire.booterclient.ForkStarter.run(ForkStarter.java:247)</text:p>
      <text:p text:style-name="Standard">[ERROR] <text:tab/>at org.apache.maven.plugin.surefire.AbstractSurefireMojo.executeProvider(AbstractSurefireMojo.java:1161)</text:p>
      <text:p text:style-name="Standard">[ERROR] <text:tab/>at org.apache.maven.plugin.surefire.AbstractSurefireMojo.executeAfterPreconditionsChecked(AbstractSurefireMojo.java:1002)</text:p>
      <text:p text:style-name="Standard">[ERROR] <text:tab/>at org.apache.maven.plugin.surefire.AbstractSurefireMojo.execute(AbstractSurefireMojo.java:848)</text:p>
      <text:p text:style-name="Standard">[ERROR] <text:tab/>at org.apache.maven.plugin.DefaultBuildPluginManager.executeMojo(DefaultBuildPluginManager.java:137)</text:p>
      <text:p text:style-name="Standard">[ERROR] <text:tab/>at org.apache.maven.lifecycle.internal.MojoExecutor.execute(MojoExecutor.java:210)</text:p>
      <text:p text:style-name="Standard">[ERROR] <text:tab/>at org.apache.maven.lifecycle.internal.MojoExecutor.execute(MojoExecutor.java:156)</text:p>
      <text:p text:style-name="Standard">[ERROR] <text:tab/>at org.apache.maven.lifecycle.internal.MojoExecutor.execute(MojoExecutor.java:148)</text:p>
      <text:p text:style-name="Standard">[ERROR] <text:tab/>at org.apache.maven.lifecycle.internal.LifecycleModuleBuilder.buildProject(LifecycleModuleBuilder.java:117)</text:p>
      <text:p text:style-name="Standard">[ERROR] <text:tab/>at org.apache.maven.lifecycle.internal.LifecycleModuleBuilder.buildProject(LifecycleModuleBuilder.java:81)</text:p>
      <text:p text:style-name="Standard">[ERROR] <text:tab/>at org.apache.maven.lifecycle.internal.builder.singlethreaded.SingleThreadedBuilder.build(SingleThreadedBuilder.java:56)</text:p>
      <text:p text:style-name="Standard">[ERROR] <text:tab/>at org.apache.maven.lifecycle.internal.LifecycleStarter.execute(LifecycleStarter.java:128)</text:p>
      <text:p text:style-name="Standard">[ERROR] <text:tab/>at org.apache.maven.DefaultMaven.doExecute(DefaultMaven.java:305)</text:p>
      <text:p text:style-name="Standard">[ERROR] <text:tab/>at org.apache.maven.DefaultMaven.doExecute(DefaultMaven.java:192)</text:p>
      <text:p text:style-name="Standard">[ERROR] <text:tab/>at org.apache.maven.DefaultMaven.execute(DefaultMaven.java:105)</text:p>
      <text:p text:style-name="Standard">[ERROR] <text:tab/>at org.apache.maven.cli.MavenCli.execute(MavenCli.java:957)</text:p>
      <text:p text:style-name="Standard">[ERROR] <text:tab/>at org.apache.maven.cli.MavenCli.doMain(MavenCli.java:289)</text:p>
      <text:p text:style-name="Standard">[ERROR] <text:tab/>at org.apache.maven.cli.MavenCli.main(MavenCli.java:193)</text:p>
      <text:p text:style-name="Standard">[ERROR] <text:tab/>at java.base/jdk.internal.reflect.NativeMethodAccessorImpl.invoke0(Native Method)</text:p>
      <text:p text:style-name="Standard">[ERROR] <text:tab/>at java.base/jdk.internal.reflect.NativeMethodAccessorImpl.invoke(NativeMethodAccessorImpl.java:62)</text:p>
      <text:p text:style-name="Standard">[ERROR] <text:tab/>at java.base/jdk.internal.reflect.DelegatingMethodAccessorImpl.invoke(DelegatingMethodAccessorImpl.java:43)</text:p>
      <text:p text:style-name="Standard">[ERROR] <text:tab/>at java.base/java.lang.reflect.Method.invoke(Method.java:566)</text:p>
      <text:p text:style-name="Standard"><text:soft-page-break/>[ERROR] <text:tab/>at org.codehaus.plexus.classworlds.launcher.Launcher.launchEnhanced(Launcher.java:282)</text:p>
      <text:p text:style-name="Standard">[ERROR] <text:tab/>at org.codehaus.plexus.classworlds.launcher.Launcher.launch(Launcher.java:225)</text:p>
      <text:p text:style-name="Standard">[ERROR] <text:tab/>at org.codehaus.plexus.classworlds.launcher.Launcher.mainWithExitCode(Launcher.java:406)</text:p>
      <text:p text:style-name="Standard">[ERROR] <text:tab/>at org.codehaus.plexus.classworlds.launcher.Launcher.main(Launcher.java:347)</text:p>
      <text:p text:style-name="Standard">[ERROR] Caused by: org.apache.maven.surefire.booter.SurefireBooterForkException: There was an error in the forked process</text:p>
      <text:p text:style-name="Standard">[ERROR] org/apache/commons/lang3/ThreadUtils</text:p>
      <text:p text:style-name="Standard">[ERROR] <text:tab/>at org.apache.maven.plugin.surefire.booterclient.ForkStarter.fork(ForkStarter.java:657)</text:p>
      <text:p text:style-name="Standard">[ERROR] <text:tab/>at org.apache.maven.plugin.surefire.booterclient.ForkStarter.access$600(ForkStarter.java:116)</text:p>
      <text:p text:style-name="Standard">[ERROR] <text:tab/>at org.apache.maven.plugin.surefire.booterclient.ForkStarter$1.call(ForkStarter.java:372)</text:p>
      <text:p text:style-name="Standard">[ERROR] <text:tab/>at org.apache.maven.plugin.surefire.booterclient.ForkStarter$1.call(ForkStarter.java:348)</text:p>
      <text:p text:style-name="Standard">[ERROR] <text:tab/>at java.base/java.util.concurrent.FutureTask.run(FutureTask.java:264)</text:p>
      <text:p text:style-name="Standard">[ERROR] <text:tab/>at java.base/java.util.concurrent.ThreadPoolExecutor.runWorker(ThreadPoolExecutor.java:1128)</text:p>
      <text:p text:style-name="Standard">[ERROR] <text:tab/>at java.base/java.util.concurrent.ThreadPoolExecutor$Worker.run(ThreadPoolExecutor.java:628)</text:p>
      <text:p text:style-name="Standard">[ERROR] <text:tab/>at java.base/java.lang.Thread.run(Thread.java:829)</text:p>
      <text:p text:style-name="Standard">[ERROR] </text:p>
      <text:p text:style-name="Standard">[ERROR] -&gt; [Help 2]</text:p>
      <text:p text:style-name="Standard">[ERROR] Failed to execute goal org.apache.maven.plugins:maven-surefire-plugin:3.0.0-M3:test (default-test) on project pulsar-io-influxdb: There are test failures.</text:p>
      <text:p text:style-name="Standard">[ERROR] </text:p>
      <text:p text:style-name="Standard">[ERROR] Please refer to /home/mostafij/Desktop/Github/pulsar/pulsar-io/influxdb/target/surefire-reports for the individual test results.</text:p>
      <text:p text:style-name="Standard">[ERROR] Please refer to dump files (if any exist) [date].dump, [date]-jvmRun[N].dump and [date].dumpstream.</text:p>
      <text:p text:style-name="Standard">[ERROR] ExecutionException There was an error in the forked process</text:p>
      <text:p text:style-name="Standard">[ERROR] org/apache/commons/lang3/ThreadUtils</text:p>
      <text:p text:style-name="Standard">[ERROR] ExecutionException There was an error in the forked process</text:p>
      <text:p text:style-name="Standard">[ERROR] org/apache/commons/lang3/ThreadUtils</text:p>
      <text:p text:style-name="Standard">[ERROR] ExecutionException There was an error in the forked process</text:p>
      <text:p text:style-name="Standard">[ERROR] org/apache/commons/lang3/ThreadUtils</text:p>
      <text:p text:style-name="Standard">[ERROR] ExecutionException There was an error in the forked process</text:p>
      <text:p text:style-name="Standard">[ERROR] org/apache/commons/lang3/ThreadUtils</text:p>
      <text:p text:style-name="Standard">[ERROR] org.apache.maven.surefire.booter.SurefireBooterForkException: ExecutionException There was an error in the forked process</text:p>
      <text:p text:style-name="Standard">[ERROR] org/apache/commons/lang3/ThreadUtils</text:p>
      <text:p text:style-name="Standard">[ERROR] ExecutionException There was an error in the forked process</text:p>
      <text:p text:style-name="Standard">[ERROR] org/apache/commons/lang3/ThreadUtils</text:p>
      <text:p text:style-name="Standard">[ERROR] ExecutionException There was an error in the forked process</text:p>
      <text:p text:style-name="Standard">[ERROR] org/apache/commons/lang3/ThreadUtils</text:p>
      <text:p text:style-name="Standard">[ERROR] ExecutionException There was an error in the forked process</text:p>
      <text:p text:style-name="Standard">[ERROR] org/apache/commons/lang3/ThreadUtils</text:p>
      <text:p text:style-name="Standard"><text:soft-page-break/>[ERROR] <text:tab/>at org.apache.maven.plugin.surefire.booterclient.ForkStarter.awaitResultsDone(ForkStarter.java:511)</text:p>
      <text:p text:style-name="Standard">[ERROR] <text:tab/>at org.apache.maven.plugin.surefire.booterclient.ForkStarter.runSuitesForkOnceMultiple(ForkStarter.java:383)</text:p>
      <text:p text:style-name="Standard">[ERROR] <text:tab/>at org.apache.maven.plugin.surefire.booterclient.ForkStarter.run(ForkStarter.java:298)</text:p>
      <text:p text:style-name="Standard">[ERROR] <text:tab/>at org.apache.maven.plugin.surefire.booterclient.ForkStarter.run(ForkStarter.java:247)</text:p>
      <text:p text:style-name="Standard">[ERROR] <text:tab/>at org.apache.maven.plugin.surefire.AbstractSurefireMojo.executeProvider(AbstractSurefireMojo.java:1161)</text:p>
      <text:p text:style-name="Standard">[ERROR] <text:tab/>at org.apache.maven.plugin.surefire.AbstractSurefireMojo.executeAfterPreconditionsChecked(AbstractSurefireMojo.java:1002)</text:p>
      <text:p text:style-name="Standard">[ERROR] <text:tab/>at org.apache.maven.plugin.surefire.AbstractSurefireMojo.execute(AbstractSurefireMojo.java:848)</text:p>
      <text:p text:style-name="Standard">[ERROR] <text:tab/>at org.apache.maven.plugin.DefaultBuildPluginManager.executeMojo(DefaultBuildPluginManager.java:137)</text:p>
      <text:p text:style-name="Standard">[ERROR] <text:tab/>at org.apache.maven.lifecycle.internal.MojoExecutor.execute(MojoExecutor.java:210)</text:p>
      <text:p text:style-name="Standard">[ERROR] <text:tab/>at org.apache.maven.lifecycle.internal.MojoExecutor.execute(MojoExecutor.java:156)</text:p>
      <text:p text:style-name="Standard">[ERROR] <text:tab/>at org.apache.maven.lifecycle.internal.MojoExecutor.execute(MojoExecutor.java:148)</text:p>
      <text:p text:style-name="Standard">[ERROR] <text:tab/>at org.apache.maven.lifecycle.internal.LifecycleModuleBuilder.buildProject(LifecycleModuleBuilder.java:117)</text:p>
      <text:p text:style-name="Standard">[ERROR] <text:tab/>at org.apache.maven.lifecycle.internal.LifecycleModuleBuilder.buildProject(LifecycleModuleBuilder.java:81)</text:p>
      <text:p text:style-name="Standard">[ERROR] <text:tab/>at org.apache.maven.lifecycle.internal.builder.singlethreaded.SingleThreadedBuilder.build(SingleThreadedBuilder.java:56)</text:p>
      <text:p text:style-name="Standard">[ERROR] <text:tab/>at org.apache.maven.lifecycle.internal.LifecycleStarter.execute(LifecycleStarter.java:128)</text:p>
      <text:p text:style-name="Standard">[ERROR] <text:tab/>at org.apache.maven.DefaultMaven.doExecute(DefaultMaven.java:305)</text:p>
      <text:p text:style-name="Standard">[ERROR] <text:tab/>at org.apache.maven.DefaultMaven.doExecute(DefaultMaven.java:192)</text:p>
      <text:p text:style-name="Standard">[ERROR] <text:tab/>at org.apache.maven.DefaultMaven.execute(DefaultMaven.java:105)</text:p>
      <text:p text:style-name="Standard">[ERROR] <text:tab/>at org.apache.maven.cli.MavenCli.execute(MavenCli.java:957)</text:p>
      <text:p text:style-name="Standard">[ERROR] <text:tab/>at org.apache.maven.cli.MavenCli.doMain(MavenCli.java:289)</text:p>
      <text:p text:style-name="Standard">[ERROR] <text:tab/>at org.apache.maven.cli.MavenCli.main(MavenCli.java:193)</text:p>
      <text:p text:style-name="Standard">[ERROR] <text:tab/>at java.base/jdk.internal.reflect.NativeMethodAccessorImpl.invoke0(Native Method)</text:p>
      <text:p text:style-name="Standard">[ERROR] <text:tab/>at java.base/jdk.internal.reflect.NativeMethodAccessorImpl.invoke(NativeMethodAccessorImpl.java:62)</text:p>
      <text:p text:style-name="Standard">[ERROR] <text:tab/>at java.base/jdk.internal.reflect.DelegatingMethodAccessorImpl.invoke(DelegatingMethodAccessorImpl.java:43)</text:p>
      <text:p text:style-name="Standard">[ERROR] <text:tab/>at java.base/java.lang.reflect.Method.invoke(Method.java:566)</text:p>
      <text:p text:style-name="Standard">[ERROR] <text:tab/>at org.codehaus.plexus.classworlds.launcher.Launcher.launchEnhanced(Launcher.java:282)</text:p>
      <text:p text:style-name="Standard">[ERROR] <text:tab/>at org.codehaus.plexus.classworlds.launcher.Launcher.launch(Launcher.java:225)</text:p>
      <text:p text:style-name="Standard"><text:soft-page-break/>[ERROR] <text:tab/>at org.codehaus.plexus.classworlds.launcher.Launcher.mainWithExitCode(Launcher.java:406)</text:p>
      <text:p text:style-name="Standard">[ERROR] <text:tab/>at org.codehaus.plexus.classworlds.launcher.Launcher.main(Launcher.java:347)</text:p>
      <text:p text:style-name="Standard">[ERROR] Caused by: org.apache.maven.surefire.booter.SurefireBooterForkException: There was an error in the forked process</text:p>
      <text:p text:style-name="Standard">[ERROR] org/apache/commons/lang3/ThreadUtils</text:p>
      <text:p text:style-name="Standard">[ERROR] <text:tab/>at org.apache.maven.plugin.surefire.booterclient.ForkStarter.fork(ForkStarter.java:657)</text:p>
      <text:p text:style-name="Standard">[ERROR] <text:tab/>at org.apache.maven.plugin.surefire.booterclient.ForkStarter.access$600(ForkStarter.java:116)</text:p>
      <text:p text:style-name="Standard">[ERROR] <text:tab/>at org.apache.maven.plugin.surefire.booterclient.ForkStarter$1.call(ForkStarter.java:372)</text:p>
      <text:p text:style-name="Standard">[ERROR] <text:tab/>at org.apache.maven.plugin.surefire.booterclient.ForkStarter$1.call(ForkStarter.java:348)</text:p>
      <text:p text:style-name="Standard">[ERROR] <text:tab/>at java.base/java.util.concurrent.FutureTask.run(FutureTask.java:264)</text:p>
      <text:p text:style-name="Standard">[ERROR] <text:tab/>at java.base/java.util.concurrent.ThreadPoolExecutor.runWorker(ThreadPoolExecutor.java:1128)</text:p>
      <text:p text:style-name="Standard">[ERROR] <text:tab/>at java.base/java.util.concurrent.ThreadPoolExecutor$Worker.run(ThreadPoolExecutor.java:628)</text:p>
      <text:p text:style-name="Standard">[ERROR] <text:tab/>at java.base/java.lang.Thread.run(Thread.java:829)</text:p>
      <text:p text:style-name="Standard">[ERROR] </text:p>
      <text:p text:style-name="Standard">[ERROR] -&gt; [Help 2]</text:p>
      <text:p text:style-name="Standard">[ERROR] Failed to execute goal org.apache.maven.plugins:maven-surefire-plugin:3.0.0-M3:test (default-test) on project pulsar-io-nsq: There are test failures.</text:p>
      <text:p text:style-name="Standard">[ERROR] </text:p>
      <text:p text:style-name="Standard">[ERROR] Please refer to /home/mostafij/Desktop/Github/pulsar/pulsar-io/nsq/target/surefire-reports for the individual test results.</text:p>
      <text:p text:style-name="Standard">[ERROR] Please refer to dump files (if any exist) [date].dump, [date]-jvmRun[N].dump and [date].dumpstream.</text:p>
      <text:p text:style-name="Standard">[ERROR] ExecutionException There was an error in the forked process</text:p>
      <text:p text:style-name="Standard">[ERROR] org/apache/commons/lang3/ThreadUtils</text:p>
      <text:p text:style-name="Standard">[ERROR] org.apache.maven.surefire.booter.SurefireBooterForkException: ExecutionException There was an error in the forked process</text:p>
      <text:p text:style-name="Standard">[ERROR] org/apache/commons/lang3/ThreadUtils</text:p>
      <text:p text:style-name="Standard">[ERROR] <text:tab/>at org.apache.maven.plugin.surefire.booterclient.ForkStarter.awaitResultsDone(ForkStarter.java:511)</text:p>
      <text:p text:style-name="Standard">[ERROR] <text:tab/>at org.apache.maven.plugin.surefire.booterclient.ForkStarter.runSuitesForkOnceMultiple(ForkStarter.java:383)</text:p>
      <text:p text:style-name="Standard">[ERROR] <text:tab/>at org.apache.maven.plugin.surefire.booterclient.ForkStarter.run(ForkStarter.java:298)</text:p>
      <text:p text:style-name="Standard">[ERROR] <text:tab/>at org.apache.maven.plugin.surefire.booterclient.ForkStarter.run(ForkStarter.java:247)</text:p>
      <text:p text:style-name="Standard">[ERROR] <text:tab/>at org.apache.maven.plugin.surefire.AbstractSurefireMojo.executeProvider(AbstractSurefireMojo.java:1161)</text:p>
      <text:p text:style-name="Standard">[ERROR] <text:tab/>at org.apache.maven.plugin.surefire.AbstractSurefireMojo.executeAfterPreconditionsChecked(AbstractSurefireMojo.java:1002)</text:p>
      <text:p text:style-name="Standard">[ERROR] <text:tab/>at org.apache.maven.plugin.surefire.AbstractSurefireMojo.execute(AbstractSurefireMojo.java:848)</text:p>
      <text:p text:style-name="Standard"><text:soft-page-break/>[ERROR] <text:tab/>at org.apache.maven.plugin.DefaultBuildPluginManager.executeMojo(DefaultBuildPluginManager.java:137)</text:p>
      <text:p text:style-name="Standard">[ERROR] <text:tab/>at org.apache.maven.lifecycle.internal.MojoExecutor.execute(MojoExecutor.java:210)</text:p>
      <text:p text:style-name="Standard">[ERROR] <text:tab/>at org.apache.maven.lifecycle.internal.MojoExecutor.execute(MojoExecutor.java:156)</text:p>
      <text:p text:style-name="Standard">[ERROR] <text:tab/>at org.apache.maven.lifecycle.internal.MojoExecutor.execute(MojoExecutor.java:148)</text:p>
      <text:p text:style-name="Standard">[ERROR] <text:tab/>at org.apache.maven.lifecycle.internal.LifecycleModuleBuilder.buildProject(LifecycleModuleBuilder.java:117)</text:p>
      <text:p text:style-name="Standard">[ERROR] <text:tab/>at org.apache.maven.lifecycle.internal.LifecycleModuleBuilder.buildProject(LifecycleModuleBuilder.java:81)</text:p>
      <text:p text:style-name="Standard">[ERROR] <text:tab/>at org.apache.maven.lifecycle.internal.builder.singlethreaded.SingleThreadedBuilder.build(SingleThreadedBuilder.java:56)</text:p>
      <text:p text:style-name="Standard">[ERROR] <text:tab/>at org.apache.maven.lifecycle.internal.LifecycleStarter.execute(LifecycleStarter.java:128)</text:p>
      <text:p text:style-name="Standard">[ERROR] <text:tab/>at org.apache.maven.DefaultMaven.doExecute(DefaultMaven.java:305)</text:p>
      <text:p text:style-name="Standard">[ERROR] <text:tab/>at org.apache.maven.DefaultMaven.doExecute(DefaultMaven.java:192)</text:p>
      <text:p text:style-name="Standard">[ERROR] <text:tab/>at org.apache.maven.DefaultMaven.execute(DefaultMaven.java:105)</text:p>
      <text:p text:style-name="Standard">[ERROR] <text:tab/>at org.apache.maven.cli.MavenCli.execute(MavenCli.java:957)</text:p>
      <text:p text:style-name="Standard">[ERROR] <text:tab/>at org.apache.maven.cli.MavenCli.doMain(MavenCli.java:289)</text:p>
      <text:p text:style-name="Standard">[ERROR] <text:tab/>at org.apache.maven.cli.MavenCli.main(MavenCli.java:193)</text:p>
      <text:p text:style-name="Standard">[ERROR] <text:tab/>at java.base/jdk.internal.reflect.NativeMethodAccessorImpl.invoke0(Native Method)</text:p>
      <text:p text:style-name="Standard">[ERROR] <text:tab/>at java.base/jdk.internal.reflect.NativeMethodAccessorImpl.invoke(NativeMethodAccessorImpl.java:62)</text:p>
      <text:p text:style-name="Standard">[ERROR] <text:tab/>at java.base/jdk.internal.reflect.DelegatingMethodAccessorImpl.invoke(DelegatingMethodAccessorImpl.java:43)</text:p>
      <text:p text:style-name="Standard">[ERROR] <text:tab/>at java.base/java.lang.reflect.Method.invoke(Method.java:566)</text:p>
      <text:p text:style-name="Standard">[ERROR] <text:tab/>at org.codehaus.plexus.classworlds.launcher.Launcher.launchEnhanced(Launcher.java:282)</text:p>
      <text:p text:style-name="Standard">[ERROR] <text:tab/>at org.codehaus.plexus.classworlds.launcher.Launcher.launch(Launcher.java:225)</text:p>
      <text:p text:style-name="Standard">[ERROR] <text:tab/>at org.codehaus.plexus.classworlds.launcher.Launcher.mainWithExitCode(Launcher.java:406)</text:p>
      <text:p text:style-name="Standard">[ERROR] <text:tab/>at org.codehaus.plexus.classworlds.launcher.Launcher.main(Launcher.java:347)</text:p>
      <text:p text:style-name="Standard">[ERROR] Caused by: org.apache.maven.surefire.booter.SurefireBooterForkException: There was an error in the forked process</text:p>
      <text:p text:style-name="Standard">[ERROR] org/apache/commons/lang3/ThreadUtils</text:p>
      <text:p text:style-name="Standard">[ERROR] <text:tab/>at org.apache.maven.plugin.surefire.booterclient.ForkStarter.fork(ForkStarter.java:657)</text:p>
      <text:p text:style-name="Standard">[ERROR] <text:tab/>at org.apache.maven.plugin.surefire.booterclient.ForkStarter.access$600(ForkStarter.java:116)</text:p>
      <text:p text:style-name="Standard">[ERROR] <text:tab/>at org.apache.maven.plugin.surefire.booterclient.ForkStarter$1.call(ForkStarter.java:372)</text:p>
      <text:p text:style-name="Standard">[ERROR] <text:tab/>at org.apache.maven.plugin.surefire.booterclient.ForkStarter$1.call(ForkStarter.java:348)</text:p>
      <text:p text:style-name="Standard">[ERROR] <text:tab/>at java.base/java.util.concurrent.FutureTask.run(FutureTask.java:264)</text:p>
      <text:p text:style-name="Standard">[ERROR] <text:tab/>at java.base/java.util.concurrent.ThreadPoolExecutor.runWorker(ThreadPoolExecutor.java:1128)</text:p>
      <text:p text:style-name="Standard"><text:soft-page-break/>[ERROR] <text:tab/>at java.base/java.util.concurrent.ThreadPoolExecutor$Worker.run(ThreadPoolExecutor.java:628)</text:p>
      <text:p text:style-name="Standard">[ERROR] <text:tab/>at java.base/java.lang.Thread.run(Thread.java:829)</text:p>
      <text:p text:style-name="Standard">[ERROR] </text:p>
      <text:p text:style-name="Standard">[ERROR] -&gt; [Help 2]</text:p>
      <text:p text:style-name="Standard">[ERROR] Failed to execute goal org.apache.maven.plugins:maven-surefire-plugin:3.0.0-M3:test (default-test) on project pulsar-io-redis: There are test failures.</text:p>
      <text:p text:style-name="Standard">[ERROR] </text:p>
      <text:p text:style-name="Standard">[ERROR] Please refer to /home/mostafij/Desktop/Github/pulsar/pulsar-io/redis/target/surefire-reports for the individual test results.</text:p>
      <text:p text:style-name="Standard">[ERROR] Please refer to dump files (if any exist) [date].dump, [date]-jvmRun[N].dump and [date].dumpstream.</text:p>
      <text:p text:style-name="Standard">[ERROR] ExecutionException There was an error in the forked process</text:p>
      <text:p text:style-name="Standard">[ERROR] 'java.lang.reflect.Method org.apache.commons.lang3.reflect.MethodUtils.getMatchingMethod(java.lang.Class, java.lang.String, java.lang.Class[])'</text:p>
      <text:p text:style-name="Standard">[ERROR] ExecutionException There was an error in the forked process</text:p>
      <text:p text:style-name="Standard">[ERROR] org/apache/commons/lang3/ThreadUtils</text:p>
      <text:p text:style-name="Standard">[ERROR] org.apache.maven.surefire.booter.SurefireBooterForkException: ExecutionException There was an error in the forked process</text:p>
      <text:p text:style-name="Standard">[ERROR] 'java.lang.reflect.Method org.apache.commons.lang3.reflect.MethodUtils.getMatchingMethod(java.lang.Class, java.lang.String, java.lang.Class[])'</text:p>
      <text:p text:style-name="Standard">[ERROR] ExecutionException There was an error in the forked process</text:p>
      <text:p text:style-name="Standard">[ERROR] org/apache/commons/lang3/ThreadUtils</text:p>
      <text:p text:style-name="Standard">[ERROR] <text:tab/>at org.apache.maven.plugin.surefire.booterclient.ForkStarter.awaitResultsDone(ForkStarter.java:511)</text:p>
      <text:p text:style-name="Standard">[ERROR] <text:tab/>at org.apache.maven.plugin.surefire.booterclient.ForkStarter.runSuitesForkOnceMultiple(ForkStarter.java:383)</text:p>
      <text:p text:style-name="Standard">[ERROR] <text:tab/>at org.apache.maven.plugin.surefire.booterclient.ForkStarter.run(ForkStarter.java:298)</text:p>
      <text:p text:style-name="Standard">[ERROR] <text:tab/>at org.apache.maven.plugin.surefire.booterclient.ForkStarter.run(ForkStarter.java:247)</text:p>
      <text:p text:style-name="Standard">[ERROR] <text:tab/>at org.apache.maven.plugin.surefire.AbstractSurefireMojo.executeProvider(AbstractSurefireMojo.java:1161)</text:p>
      <text:p text:style-name="Standard">[ERROR] <text:tab/>at org.apache.maven.plugin.surefire.AbstractSurefireMojo.executeAfterPreconditionsChecked(AbstractSurefireMojo.java:1002)</text:p>
      <text:p text:style-name="Standard">[ERROR] <text:tab/>at org.apache.maven.plugin.surefire.AbstractSurefireMojo.execute(AbstractSurefireMojo.java:848)</text:p>
      <text:p text:style-name="Standard">[ERROR] <text:tab/>at org.apache.maven.plugin.DefaultBuildPluginManager.executeMojo(DefaultBuildPluginManager.java:137)</text:p>
      <text:p text:style-name="Standard">[ERROR] <text:tab/>at org.apache.maven.lifecycle.internal.MojoExecutor.execute(MojoExecutor.java:210)</text:p>
      <text:p text:style-name="Standard">[ERROR] <text:tab/>at org.apache.maven.lifecycle.internal.MojoExecutor.execute(MojoExecutor.java:156)</text:p>
      <text:p text:style-name="Standard">[ERROR] <text:tab/>at org.apache.maven.lifecycle.internal.MojoExecutor.execute(MojoExecutor.java:148)</text:p>
      <text:p text:style-name="Standard">[ERROR] <text:tab/>at org.apache.maven.lifecycle.internal.LifecycleModuleBuilder.buildProject(LifecycleModuleBuilder.java:117)</text:p>
      <text:p text:style-name="Standard"><text:soft-page-break/>[ERROR] <text:tab/>at org.apache.maven.lifecycle.internal.LifecycleModuleBuilder.buildProject(LifecycleModuleBuilder.java:81)</text:p>
      <text:p text:style-name="Standard">[ERROR] <text:tab/>at org.apache.maven.lifecycle.internal.builder.singlethreaded.SingleThreadedBuilder.build(SingleThreadedBuilder.java:56)</text:p>
      <text:p text:style-name="Standard">[ERROR] <text:tab/>at org.apache.maven.lifecycle.internal.LifecycleStarter.execute(LifecycleStarter.java:128)</text:p>
      <text:p text:style-name="Standard">[ERROR] <text:tab/>at org.apache.maven.DefaultMaven.doExecute(DefaultMaven.java:305)</text:p>
      <text:p text:style-name="Standard">[ERROR] <text:tab/>at org.apache.maven.DefaultMaven.doExecute(DefaultMaven.java:192)</text:p>
      <text:p text:style-name="Standard">[ERROR] <text:tab/>at org.apache.maven.DefaultMaven.execute(DefaultMaven.java:105)</text:p>
      <text:p text:style-name="Standard">[ERROR] <text:tab/>at org.apache.maven.cli.MavenCli.execute(MavenCli.java:957)</text:p>
      <text:p text:style-name="Standard">[ERROR] <text:tab/>at org.apache.maven.cli.MavenCli.doMain(MavenCli.java:289)</text:p>
      <text:p text:style-name="Standard">[ERROR] <text:tab/>at org.apache.maven.cli.MavenCli.main(MavenCli.java:193)</text:p>
      <text:p text:style-name="Standard">[ERROR] <text:tab/>at java.base/jdk.internal.reflect.NativeMethodAccessorImpl.invoke0(Native Method)</text:p>
      <text:p text:style-name="Standard">[ERROR] <text:tab/>at java.base/jdk.internal.reflect.NativeMethodAccessorImpl.invoke(NativeMethodAccessorImpl.java:62)</text:p>
      <text:p text:style-name="Standard">[ERROR] <text:tab/>at java.base/jdk.internal.reflect.DelegatingMethodAccessorImpl.invoke(DelegatingMethodAccessorImpl.java:43)</text:p>
      <text:p text:style-name="Standard">[ERROR] <text:tab/>at java.base/java.lang.reflect.Method.invoke(Method.java:566)</text:p>
      <text:p text:style-name="Standard">[ERROR] <text:tab/>at org.codehaus.plexus.classworlds.launcher.Launcher.launchEnhanced(Launcher.java:282)</text:p>
      <text:p text:style-name="Standard">[ERROR] <text:tab/>at org.codehaus.plexus.classworlds.launcher.Launcher.launch(Launcher.java:225)</text:p>
      <text:p text:style-name="Standard">[ERROR] <text:tab/>at org.codehaus.plexus.classworlds.launcher.Launcher.mainWithExitCode(Launcher.java:406)</text:p>
      <text:p text:style-name="Standard">[ERROR] <text:tab/>at org.codehaus.plexus.classworlds.launcher.Launcher.main(Launcher.java:347)</text:p>
      <text:p text:style-name="Standard">[ERROR] Caused by: org.apache.maven.surefire.booter.SurefireBooterForkException: There was an error in the forked process</text:p>
      <text:p text:style-name="Standard">[ERROR] org/apache/commons/lang3/ThreadUtils</text:p>
      <text:p text:style-name="Standard">[ERROR] <text:tab/>at org.apache.maven.plugin.surefire.booterclient.ForkStarter.fork(ForkStarter.java:657)</text:p>
      <text:p text:style-name="Standard">[ERROR] <text:tab/>at org.apache.maven.plugin.surefire.booterclient.ForkStarter.access$600(ForkStarter.java:116)</text:p>
      <text:p text:style-name="Standard">[ERROR] <text:tab/>at org.apache.maven.plugin.surefire.booterclient.ForkStarter$1.call(ForkStarter.java:372)</text:p>
      <text:p text:style-name="Standard">[ERROR] <text:tab/>at org.apache.maven.plugin.surefire.booterclient.ForkStarter$1.call(ForkStarter.java:348)</text:p>
      <text:p text:style-name="Standard">[ERROR] <text:tab/>at java.base/java.util.concurrent.FutureTask.run(FutureTask.java:264)</text:p>
      <text:p text:style-name="Standard">[ERROR] <text:tab/>at java.base/java.util.concurrent.ThreadPoolExecutor.runWorker(ThreadPoolExecutor.java:1128)</text:p>
      <text:p text:style-name="Standard">[ERROR] <text:tab/>at java.base/java.util.concurrent.ThreadPoolExecutor$Worker.run(ThreadPoolExecutor.java:628)</text:p>
      <text:p text:style-name="Standard">[ERROR] <text:tab/>at java.base/java.lang.Thread.run(Thread.java:829)</text:p>
      <text:p text:style-name="Standard">[ERROR] </text:p>
      <text:p text:style-name="Standard">[ERROR] -&gt; [Help 2]</text:p>
      <text:p text:style-name="Standard">[ERROR] Failed to execute goal org.apache.maven.plugins:maven-surefire-plugin:3.0.0-M3:test (default-test) on project pulsar-io-solr: There are test failures.</text:p>
      <text:p text:style-name="Standard">[ERROR] </text:p>
      <text:p text:style-name="Standard"><text:soft-page-break/>[ERROR] Please refer to /home/mostafij/Desktop/Github/pulsar/pulsar-io/solr/target/surefire-reports for the individual test results.</text:p>
      <text:p text:style-name="Standard">[ERROR] Please refer to dump files (if any exist) [date].dump, [date]-jvmRun[N].dump and [date].dumpstream.</text:p>
      <text:p text:style-name="Standard">[ERROR] ExecutionException There was an error in the forked process</text:p>
      <text:p text:style-name="Standard">[ERROR] org/apache/commons/lang3/ThreadUtils</text:p>
      <text:p text:style-name="Standard">[ERROR] ExecutionException There was an error in the forked process</text:p>
      <text:p text:style-name="Standard">[ERROR] org/apache/commons/lang3/ThreadUtils</text:p>
      <text:p text:style-name="Standard">[ERROR] org.apache.maven.surefire.booter.SurefireBooterForkException: ExecutionException There was an error in the forked process</text:p>
      <text:p text:style-name="Standard">[ERROR] org/apache/commons/lang3/ThreadUtils</text:p>
      <text:p text:style-name="Standard">[ERROR] ExecutionException There was an error in the forked process</text:p>
      <text:p text:style-name="Standard">[ERROR] org/apache/commons/lang3/ThreadUtils</text:p>
      <text:p text:style-name="Standard">[ERROR] <text:tab/>at org.apache.maven.plugin.surefire.booterclient.ForkStarter.awaitResultsDone(ForkStarter.java:511)</text:p>
      <text:p text:style-name="Standard">[ERROR] <text:tab/>at org.apache.maven.plugin.surefire.booterclient.ForkStarter.runSuitesForkOnceMultiple(ForkStarter.java:383)</text:p>
      <text:p text:style-name="Standard">[ERROR] <text:tab/>at org.apache.maven.plugin.surefire.booterclient.ForkStarter.run(ForkStarter.java:298)</text:p>
      <text:p text:style-name="Standard">[ERROR] <text:tab/>at org.apache.maven.plugin.surefire.booterclient.ForkStarter.run(ForkStarter.java:247)</text:p>
      <text:p text:style-name="Standard">[ERROR] <text:tab/>at org.apache.maven.plugin.surefire.AbstractSurefireMojo.executeProvider(AbstractSurefireMojo.java:1161)</text:p>
      <text:p text:style-name="Standard">[ERROR] <text:tab/>at org.apache.maven.plugin.surefire.AbstractSurefireMojo.executeAfterPreconditionsChecked(AbstractSurefireMojo.java:1002)</text:p>
      <text:p text:style-name="Standard">[ERROR] <text:tab/>at org.apache.maven.plugin.surefire.AbstractSurefireMojo.execute(AbstractSurefireMojo.java:848)</text:p>
      <text:p text:style-name="Standard">[ERROR] <text:tab/>at org.apache.maven.plugin.DefaultBuildPluginManager.executeMojo(DefaultBuildPluginManager.java:137)</text:p>
      <text:p text:style-name="Standard">[ERROR] <text:tab/>at org.apache.maven.lifecycle.internal.MojoExecutor.execute(MojoExecutor.java:210)</text:p>
      <text:p text:style-name="Standard">[ERROR] <text:tab/>at org.apache.maven.lifecycle.internal.MojoExecutor.execute(MojoExecutor.java:156)</text:p>
      <text:p text:style-name="Standard">[ERROR] <text:tab/>at org.apache.maven.lifecycle.internal.MojoExecutor.execute(MojoExecutor.java:148)</text:p>
      <text:p text:style-name="Standard">[ERROR] <text:tab/>at org.apache.maven.lifecycle.internal.LifecycleModuleBuilder.buildProject(LifecycleModuleBuilder.java:117)</text:p>
      <text:p text:style-name="Standard">[ERROR] <text:tab/>at org.apache.maven.lifecycle.internal.LifecycleModuleBuilder.buildProject(LifecycleModuleBuilder.java:81)</text:p>
      <text:p text:style-name="Standard">[ERROR] <text:tab/>at org.apache.maven.lifecycle.internal.builder.singlethreaded.SingleThreadedBuilder.build(SingleThreadedBuilder.java:56)</text:p>
      <text:p text:style-name="Standard">[ERROR] <text:tab/>at org.apache.maven.lifecycle.internal.LifecycleStarter.execute(LifecycleStarter.java:128)</text:p>
      <text:p text:style-name="Standard">[ERROR] <text:tab/>at org.apache.maven.DefaultMaven.doExecute(DefaultMaven.java:305)</text:p>
      <text:p text:style-name="Standard">[ERROR] <text:tab/>at org.apache.maven.DefaultMaven.doExecute(DefaultMaven.java:192)</text:p>
      <text:p text:style-name="Standard">[ERROR] <text:tab/>at org.apache.maven.DefaultMaven.execute(DefaultMaven.java:105)</text:p>
      <text:p text:style-name="Standard">[ERROR] <text:tab/>at org.apache.maven.cli.MavenCli.execute(MavenCli.java:957)</text:p>
      <text:p text:style-name="Standard"><text:soft-page-break/>[ERROR] <text:tab/>at org.apache.maven.cli.MavenCli.doMain(MavenCli.java:289)</text:p>
      <text:p text:style-name="Standard">[ERROR] <text:tab/>at org.apache.maven.cli.MavenCli.main(MavenCli.java:193)</text:p>
      <text:p text:style-name="Standard">[ERROR] <text:tab/>at java.base/jdk.internal.reflect.NativeMethodAccessorImpl.invoke0(Native Method)</text:p>
      <text:p text:style-name="Standard">[ERROR] <text:tab/>at java.base/jdk.internal.reflect.NativeMethodAccessorImpl.invoke(NativeMethodAccessorImpl.java:62)</text:p>
      <text:p text:style-name="Standard">[ERROR] <text:tab/>at java.base/jdk.internal.reflect.DelegatingMethodAccessorImpl.invoke(DelegatingMethodAccessorImpl.java:43)</text:p>
      <text:p text:style-name="Standard">[ERROR] <text:tab/>at java.base/java.lang.reflect.Method.invoke(Method.java:566)</text:p>
      <text:p text:style-name="Standard">[ERROR] <text:tab/>at org.codehaus.plexus.classworlds.launcher.Launcher.launchEnhanced(Launcher.java:282)</text:p>
      <text:p text:style-name="Standard">[ERROR] <text:tab/>at org.codehaus.plexus.classworlds.launcher.Launcher.launch(Launcher.java:225)</text:p>
      <text:p text:style-name="Standard">[ERROR] <text:tab/>at org.codehaus.plexus.classworlds.launcher.Launcher.mainWithExitCode(Launcher.java:406)</text:p>
      <text:p text:style-name="Standard">[ERROR] <text:tab/>at org.codehaus.plexus.classworlds.launcher.Launcher.main(Launcher.java:347)</text:p>
      <text:p text:style-name="Standard">[ERROR] Caused by: org.apache.maven.surefire.booter.SurefireBooterForkException: There was an error in the forked process</text:p>
      <text:p text:style-name="Standard">[ERROR] org/apache/commons/lang3/ThreadUtils</text:p>
      <text:p text:style-name="Standard">[ERROR] <text:tab/>at org.apache.maven.plugin.surefire.booterclient.ForkStarter.fork(ForkStarter.java:657)</text:p>
      <text:p text:style-name="Standard">[ERROR] <text:tab/>at org.apache.maven.plugin.surefire.booterclient.ForkStarter.access$600(ForkStarter.java:116)</text:p>
      <text:p text:style-name="Standard">[ERROR] <text:tab/>at org.apache.maven.plugin.surefire.booterclient.ForkStarter$1.call(ForkStarter.java:372)</text:p>
      <text:p text:style-name="Standard">[ERROR] <text:tab/>at org.apache.maven.plugin.surefire.booterclient.ForkStarter$1.call(ForkStarter.java:348)</text:p>
      <text:p text:style-name="Standard">[ERROR] <text:tab/>at java.base/java.util.concurrent.FutureTask.run(FutureTask.java:264)</text:p>
      <text:p text:style-name="Standard">[ERROR] <text:tab/>at java.base/java.util.concurrent.ThreadPoolExecutor.runWorker(ThreadPoolExecutor.java:1128)</text:p>
      <text:p text:style-name="Standard">[ERROR] <text:tab/>at java.base/java.util.concurrent.ThreadPoolExecutor$Worker.run(ThreadPoolExecutor.java:628)</text:p>
      <text:p text:style-name="Standard">[ERROR] <text:tab/>at java.base/java.lang.Thread.run(Thread.java:829)</text:p>
      <text:p text:style-name="Standard">[ERROR] </text:p>
      <text:p text:style-name="Standard">[ERROR] -&gt; [Help 2]</text:p>
      <text:p text:style-name="Standard">[ERROR] Failed to execute goal org.apache.maven.plugins:maven-surefire-plugin:3.0.0-M3:test (default-test) on project bcfips-include-test: There are test failures.</text:p>
      <text:p text:style-name="Standard">[ERROR] </text:p>
      <text:p text:style-name="Standard">[ERROR] Please refer to /home/mostafij/Desktop/Github/pulsar/bouncy-castle/bcfips-include-test/target/surefire-reports for the individual test results.</text:p>
      <text:p text:style-name="Standard">[ERROR] Please refer to dump files (if any exist) [date].dump, [date]-jvmRun[N].dump and [date].dumpstream.</text:p>
      <text:p text:style-name="Standard">[ERROR] -&gt; [Help 1]</text:p>
      <text:p text:style-name="Standard">[ERROR] Failed to execute goal org.apache.maven.plugins:maven-compiler-plugin:3.8.1:testCompile (default-testCompile) on project pulsar-client-all-shade-test: Compilation failure: Compilation failure: </text:p>
      <text:p text:style-name="Standard">[ERROR] /home/mostafij/Desktop/Github/pulsar/tests/pulsar-client-all-shade-test/src/test/java/org/apache/pulsar/tests/integration/SimpleProducerConsumerTest.java:[36,47] package org.apache.pulsar.shade.io.netty.buffer does not exist</text:p>
      <text:p text:style-name="Standard">[ERROR] /home/mostafij/Desktop/Github/pulsar/tests/pulsar-client-all-shade-test/src/test/java/org/apache/pulsar/tests/integration/SimpleProducerConsumerTest.java:[37,47] package org.apache.pulsar.shade.io.netty.buffer does not exist</text:p>
      <text:p text:style-name="Standard"><text:soft-page-break/>[ERROR] -&gt; [Help 1]</text:p>
      <text:p text:style-name="Standard">[ERROR] Failed to execute goal org.apache.maven.plugins:maven-compiler-plugin:3.8.1:testCompile (default-testCompile) on project pulsar-client-shade-test: Compilation failure: Compilation failure: </text:p>
      <text:p text:style-name="Standard">[ERROR] /home/mostafij/Desktop/Github/pulsar/tests/pulsar-client-shade-test/src/test/java/org/apache/pulsar/tests/integration/SimpleProducerConsumerTest.java:[35,47] package org.apache.pulsar.shade.io.netty.buffer does not exist</text:p>
      <text:p text:style-name="Standard">[ERROR] /home/mostafij/Desktop/Github/pulsar/tests/pulsar-client-shade-test/src/test/java/org/apache/pulsar/tests/integration/SimpleProducerConsumerTest.java:[36,47] package org.apache.pulsar.shade.io.netty.buffer does not exist</text:p>
      <text:p text:style-name="Standard">[ERROR] -&gt; [Help 1]</text:p>
      <text:p text:style-name="Standard">[ERROR] Failed to execute goal org.apache.maven.plugins:maven-compiler-plugin:3.8.1:testCompile (default-testCompile) on project pulsar-client-admin-shade-test: Compilation failure: Compilation failure: </text:p>
      <text:p text:style-name="Standard">[ERROR] /home/mostafij/Desktop/Github/pulsar/tests/pulsar-client-admin-shade-test/src/test/java/org/apache/pulsar/tests/integration/SimpleProducerConsumerTest.java:[35,47] package org.apache.pulsar.shade.io.netty.buffer does not exist</text:p>
      <text:p text:style-name="Standard">[ERROR] /home/mostafij/Desktop/Github/pulsar/tests/pulsar-client-admin-shade-test/src/test/java/org/apache/pulsar/tests/integration/SimpleProducerConsumerTest.java:[36,47] package org.apache.pulsar.shade.io.netty.buffer does not exist</text:p>
      <text:p text:style-name="Standard">[ERROR] -&gt; [Help 1]</text:p>
      <text:p text:style-name="Standard">[ERROR] </text:p>
      <text:p text:style-name="Standard">[ERROR] To see the full stack trace of the errors, re-run Maven with the -e switch.</text:p>
      <text:p text:style-name="Standard">[ERROR] Re-run Maven using the -X switch to enable full debug logging.</text:p>
      <text:p text:style-name="Standard">[ERROR] </text:p>
      <text:p text:style-name="Standard">[ERROR] For more information about the errors and possible solutions, please read the following articles:</text:p>
      <text:p text:style-name="Standard">[ERROR] [Help 1] http://cwiki.apache.org/confluence/display/MAVEN/MojoFailureException</text:p>
      <text:p text:style-name="Standard">[ERROR] [Help 2] http://cwiki.apache.org/confluence/display/MAVEN/MojoExecutionException</text:p>
      <text:p text:style-name="Standard">[ERROR] </text:p>
      <text:p text:style-name="Standard">[ERROR] After correcting the problems, you can resume the build with the command</text:p>
      <text:p text:style-name="Standard">[ERROR] <text:s text:c="2"/>mvn &lt;args&gt; -rf :pulsar-client-original</text:p>
      <text:p text:style-name="Standard">[INFO] Build failures were igno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22:29:08.988425189</meta:creation-date>
    <dc:date>2021-05-25T22:29:34.917379895</dc:date>
    <meta:editing-duration>PT26S</meta:editing-duration>
    <meta:editing-cycles>1</meta:editing-cycles>
    <meta:document-statistic meta:table-count="0" meta:image-count="0" meta:object-count="0" meta:page-count="15" meta:paragraph-count="478" meta:word-count="3154" meta:character-count="43049" meta:non-whitespace-character-count="40051"/>
    <meta:generator>LibreOffice/6.4.7.2$Linux_X86_64 LibreOffice_project/40$Build-2</meta:generator>
  </office:meta>
</office:document-meta>
</file>